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524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524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524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524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524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524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524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524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524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524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524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524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524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524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524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524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524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io Alejandro Lugo Rami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otill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1031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scar Jesús Lugo Saí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96661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8.1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8" meta:non-whitespace-character-count="991"/>
    <meta:template xlink:type="simple" xlink:actuate="onRequest" xlink:title="Normal" xlink:href=""/>
  </office:meta>
</office:document-meta>
</file>